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03mm"/>
    </style:style>
    <style:style style:name="co2" style:family="table-column">
      <style:table-column-properties fo:break-before="auto" style:column-width="6.97mm"/>
    </style:style>
    <style:style style:name="co3" style:family="table-column">
      <style:table-column-properties fo:break-before="auto" style:column-width="23.83mm"/>
    </style:style>
    <style:style style:name="co4" style:family="table-column">
      <style:table-column-properties fo:break-before="auto" style:column-width="13.86mm"/>
    </style:style>
    <style:style style:name="co5" style:family="table-column">
      <style:table-column-properties fo:break-before="auto" style:column-width="13.32mm"/>
    </style:style>
    <style:style style:name="co6" style:family="table-column">
      <style:table-column-properties fo:break-before="auto" style:column-width="34.61mm"/>
    </style:style>
    <style:style style:name="co7" style:family="table-column">
      <style:table-column-properties fo:break-before="auto" style:column-width="21.34mm"/>
    </style:style>
    <style:style style:name="co8" style:family="table-column">
      <style:table-column-properties fo:break-before="auto" style:column-width="8.89mm"/>
    </style:style>
    <style:style style:name="co9" style:family="table-column">
      <style:table-column-properties fo:break-before="auto" style:column-width="10.83mm"/>
    </style:style>
    <style:style style:name="co10" style:family="table-column">
      <style:table-column-properties fo:break-before="auto" style:column-width="16.63mm"/>
    </style:style>
    <style:style style:name="co11" style:family="table-column">
      <style:table-column-properties fo:break-before="auto" style:column-width="5.03mm"/>
    </style:style>
    <style:style style:name="co12" style:family="table-column">
      <style:table-column-properties fo:break-before="auto" style:column-width="22.17mm"/>
    </style:style>
    <style:style style:name="co13" style:family="table-column">
      <style:table-column-properties fo:break-before="auto" style:column-width="27.69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3.23mm"/>
    </style:style>
    <style:style style:name="co16" style:family="table-column">
      <style:table-column-properties fo:break-before="auto" style:column-width="35.44mm"/>
    </style:style>
    <style:style style:name="co17" style:family="table-column">
      <style:table-column-properties fo:break-before="auto" style:column-width="25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8rein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10Â 390.9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7Â 080.1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1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14Â 165.3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32Â 840.2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20Â 830.3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yenne solutions</text:p>
          </table:table-cell>
          <table:table-cell office:value-type="string" calcext:value-type="string">
            <text:p>Moyenne backtacks</text:p>
          </table:table-cell>
          <table:table-cell office:value-type="string" calcext:value-type="string">
            <text:p>Moyenne fails</text:p>
          </table:table-cell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48Â 505.0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91" calcext:value-type="float">
            <text:p>691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48Â 584.6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43Â 011.1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51Â 533.6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38Â 714.5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42Â 048.8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40Â 857.7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6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53Â 628.8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38Â 620.7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45Â 350.2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43Â 737.1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30Â 328.6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56Â 586.0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55Â 908.0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56Â 278.8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50Â 708.7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48Â 304.8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56Â 519.9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52Â 697.7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43Â 913.2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53Â 963.8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54Â 460.1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70Â 631.3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70Â 610.7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71Â 273.2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20Â 681.3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71Â 876.9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1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76Â 832.4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1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74Â 715.7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54Â 772.5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76Â 391.5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78Â 669.5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74Â 893.1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65Â 338.8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73Â 167.2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73Â 404.1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72Â 487.4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82Â 676.9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82Â 227.1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50Â 123.6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76Â 881.2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77Â 658.9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78Â 524.7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79Â 085.4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78Â 317.0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77Â 955.2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81Â 520.3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73Â 691.2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70Â 244.9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82Â 185.2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74Â 785.0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50Â 059.7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26Â 188.6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26Â 302.5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52Â 619.4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56Â 080.8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72Â 447.5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82Â 970.0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72Â 690.7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82Â 946.3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82Â 208.5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80Â 195.6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83Â 625.1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71Â 752.5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1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48Â 029.8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53Â 863.7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83Â 150.7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75Â 796.9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65Â 845.9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80Â 431.2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82Â 143.3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84Â 022.2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81Â 269.2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56Â 161.1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74Â 010.7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52Â 417.9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48Â 479.1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56Â 506.7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69Â 695.0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65Â 962.6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78Â 887.6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72Â 105.5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74Â 443.5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73Â 137.7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74Â 535.3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76Â 544.6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81Â 800.6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55Â 092.8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62Â 375.5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79Â 776.7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72Â 087.6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60Â 945.0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84Â 629.9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32Â 644.4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59Â 566.5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58Â 637.3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72Â 770.9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81Â 269.1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71Â 420.5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77Â 921.7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85Â 106.4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61Â 978.5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77Â 658.9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75Â 258.3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44Â 664.8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82Â 667.5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73Â 027.3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43Â 049.4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83Â 476.0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79Â 132.8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0.000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437 (36Â 605.8 n/s)</text:p>
          </table:table-cell>
          <table:table-cell office:value-type="string" calcext:value-type="string">
            <text:p>Backtrack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ail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tar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es 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es place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62" meta:object-count="0"/>
    <meta:generator>LibreOffice/4.4.7.2$Windows_x86 LibreOffice_project/f3153a8b245191196a4b6b9abd1d0da16eead600</meta:generator>
  </office:meta>
</office:document-meta>
</file>